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Text_20_body" style:list-style-name="L1">
      <style:paragraph-properties fo:margin-top="0in" fo:margin-bottom="0in"/>
    </style:style>
    <style:style style:name="P12" style:family="paragraph" style:parent-style-name="Text_20_body" style:list-style-name="L2">
      <style:paragraph-properties fo:margin-top="0in" fo:margin-bottom="0in"/>
    </style:style>
    <style:style style:name="P13"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6, 2021 (08:18: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aims at having you practise simple conditional statements. It may seem repetitive, but that is because you need to practise <text:span text:style-name="KeywordTok">if</text:span> statements <text:span text:style-name="T1">a lot</text:span> to understand their mechanism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int yourAge;</text:p>
      <text:p text:style-name="P2">Console.WriteLine("Please, enter your age");</text:p>
      <text:p text:style-name="P3">yourAge = int.Parse(Console.ReadLine());</text:p>
      <text:p text:style-name="P4">if(yourAge &lt; 0){Console.WriteLine("I believe you made a mistake, an age cannot be negative!");}</text:p>
      <text:p text:style-name="P5">else if(yourAge &gt; 2000){Console.WriteLine("I believe you made a mistake, nobody can live that long!");}</text:p>
      <text:p text:style-name="P6">else{</text:p>
      <text:p text:style-name="P7"><text:s text:c="4"/>if(yourAge &gt;= 18){Console.WriteLine("In all States but Alabama, Nebraska, Mississippi and Puerto Rico, you have reached the age of majority.");}</text:p>
      <text:p text:style-name="P8"><text:s text:c="4"/>else if (yourAge &gt;=19){Console.WriteLine("In all States but Mississippi and Puerto Rico, you have reached the age of majority.");}</text:p>
      <text:p text:style-name="P9"><text:s text:c="4"/>else if (yourAge &gt;=21){Console.WriteLine("You have reached the age of majority in all US states.");}</text:p>
      <text:p text:style-name="P10">}</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11"><text:span text:style-name="T1">Without executing it</text:span>, write down what you think will be displayed if the user enters</text:p>
          <text:list>
            <text:list-item>
              <text:p text:style-name="P11">“That’s confidential”,</text:p>
            </text:list-item>
            <text:list-item>
              <text:p text:style-name="P11">10</text:p>
            </text:list-item>
            <text:list-item>
              <text:p text:style-name="P11">18</text:p>
            </text:list-item>
            <text:list-item>
              <text:p text:style-name="P11">19</text:p>
            </text:list-item>
            <text:list-item>
              <text:p text:style-name="P11">22</text:p>
            </text:list-item>
            <text:list-item>
              <text:p text:style-name="P11">29339</text:p>
            </text:list-item>
          </text:list>
        </text:list-item>
        <text:list-item>
          <text:p text:style-name="P11">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11">There is at least one issue with this code, as “You have reached the age of majority in all US states.” will never be displayed. Can you understand why?</text:p>
        </text:list-item>
        <text:list-item>
          <text:p text:style-name="P11">Fix the program so that all the messages can be displayed when relevant.</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12">Ask the user for an integer, and display on the screen “You were born after me” if the number is strictly greater than your year of birth.</text:p>
        </text:list-item>
        <text:list-item>
          <text:p text:style-name="P12">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12">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12">Ask the user for an integer, and display on the screen “Odd” or “Even”, depending if the number is odd or even.</text:p>
        </text:list-item>
        <text:list-item>
          <text:p text:style-name="P12">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12">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1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1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1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00:18:26Z</meta:creation-date>
    <dc:date>2021-06-07T00:18:26Z</dc:date>
    <meta:user-defined meta:name="date" meta:value-type="string">June   6, 2021 (08:18: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